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620000017D9F4CD7A2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8cm" svg:x="1.4cm" svg:y="4.914cm" presentation:class="subtitle" presentation:placeholder="true">
          <draw:text-box/>
        </draw:frame>
        <draw:frame draw:style-name="gr1" draw:text-style-name="P2" draw:layer="layout" svg:width="16.139cm" svg:height="10.08cm" svg:x="6.13cm" svg:y="5.587cm">
          <draw:image xlink:href="Pictures/10000000000002620000017D9F4CD7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20:03:35.957957649</meta:creation-date>
    <dc:date>2014-10-20T20:04:29.073256919</dc:date>
    <meta:editing-duration>PT53S</meta:editing-duration>
    <meta:editing-cycles>1</meta:editing-cycles>
    <meta:document-statistic meta:object-count="26"/>
    <meta:generator>LibreOfficeDev/4.4.0.0.alpha0$Linux_x86 LibreOffice_project/19e933854e46b6f1de72a4286bb58defd9c07033</meta:generator>
  </office:meta>
</office:document-meta>
</file>